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2" svg:font-family="'DejaVu Sans'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Noto Sans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Noto Sans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DejaVu Sans1" style:font-size-asian="32pt" style:font-style-asian="normal" style:font-weight-asian="bold" style:font-name-complex="Noto Sans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4cm" svg:x="1.8cm" svg:y="6.2cm" presentation:class="subtitle" presentation:user-transformed="true">
          <draw:text-box>
            <text:p text:style-name="P1"><text:span text:style-name="T1">Proposta de Ambiente de Testes Didático para Raspberry Pi 3 via NodeJS</text:span></text:p>
          </draw:text-box>
        </draw:frame>
        <draw:frame presentation:style-name="pr1" draw:text-style-name="P4" draw:layer="layout" svg:width="25.199cm" svg:height="4cm" svg:x="1.801cm" svg:y="10.2cm">
          <draw:text-box>
            <text:p text:style-name="P3"><text:span text:style-name="T2">Vitor Bruno de Oliveira Barth¹</text:span></text:p>
            <text:p text:style-name="P3"><text:span text:style-name="T2">¹ Instituto Federal de Educação, Ciência e Tecnologia de Mato Grosso</text:span></text:p>
          </draw:text-box>
        </draw:frame>
        <draw:frame presentation:style-name="pr1" draw:text-style-name="P4" draw:layer="layout" svg:width="25.199cm" svg:height="4cm" svg:x="1.6cm" svg:y="16.2cm">
          <draw:text-box>
            <text:p text:style-name="P3"><text:span text:style-name="T2">Cuiabá-MT, 08 de Novembro de 2016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text-style-name="P7" draw:layer="layout" svg:width="25.199cm" svg:height="12.179cm" svg:x="1.4cm" svg:y="4.914cm" presentation:class="subtitle">
          <draw:text-box>
            <text:p text:style-name="P6">1. Objetivo</text:p>
            <text:p text:style-name="P6"/>
            <text:p text:style-name="P6">2. Modelo Proposto</text:p>
            <text:p text:style-name="P6"/>
            <text:p text:style-name="P6">3. Resultados Esperados</text:p>
            <text:p text:style-name="P6"/>
            <text:p text:style-name="P6">4. Considerações Finais</text:p>
            <text:p text:style-name="P6"/>
            <text:p text:style-name="P6">5. Agradecimento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1. Objetivo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3">Propor um</text:span><text:span text:style-name="T4"> </text:span><text:span text:style-name="T5">ambiente de testes </text:span><text:span text:style-name="T4">para controle do computador </text:span><text:span text:style-name="T5">Raspberry Pi 3</text:span></text:p>
              </text:list-item>
              <text:list-item>
                <text:p text:style-name="P8"><text:span text:style-name="T4">Que seja </text:span><text:span text:style-name="T5">fácil e intuitivo</text:span></text:p>
              </text:list-item>
              <text:list-item>
                <text:p text:style-name="P8"><text:span text:style-name="T4">Que </text:span><text:span text:style-name="T5">facilite</text:span><text:span text:style-name="T4"> o desenvolvimento de soluções de</text:span><text:span text:style-name="T5"> Automaçã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2. Modelo Propost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m app baseado em <text:span text:style-name="T6">Node.js (JavaScript)</text:span></text:p>
              </text:list-item>
              <text:list-item>
                <text:p><text:span text:style-name="T7">O usuário </text:span><text:span text:style-name="T6">não precisará lidar com códigos</text:span></text:p>
              </text:list-item>
              <text:list-item>
                <text:p><text:span text:style-name="T7">Suportará diversos tipos de entrada e saída, como </text:span><text:span text:style-name="T6">LEDs</text:span><text:span text:style-name="T7">, </text:span><text:span text:style-name="T6">Displays</text:span><text:span text:style-name="T7">, </text:span><text:span text:style-name="T6">Botões</text:span><text:span text:style-name="T7"> e </text:span><text:span text:style-name="T6">Sensores</text:span><text:span text:style-name="T7">.</text:span></text:p>
              </text:list-item>
              <text:list-item>
                <text:p><text:span text:style-name="T7">Os dados lidos poderão ser armazenados em </text:span><text:span text:style-name="T6">Banco de Da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3. Resultados Esperados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7">Incentivar a </text:span><text:span text:style-name="T6">Inicação Científica</text:span></text:p>
              </text:list-item>
              <text:list-item>
                <text:p text:style-name="P9"><text:span text:style-name="T7">Facilitar</text:span><text:span text:style-name="T6"> </text:span><text:span text:style-name="T7">o </text:span><text:span text:style-name="T6">ensino da computação</text:span></text:p>
              </text:list-item>
              <text:list-item>
                <text:p text:style-name="P9"><text:span text:style-name="T7">Produzir </text:span><text:span text:style-name="T6">material de pesqui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4. Considerações Fina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 ensino da computação no Brasil é raro</text:p>
              </text:list-item>
              <text:list-item>
                <text:p>O Raspberry Pi 3 é um item barato</text:p>
              </text:list-item>
              <text:list-item>
                <text:p>O “ver acontecer” faz o aluno querer pesquis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Vitor Bruno de Oliveira Barth</text:p>
                <text:p text:style-name="P10"><text:a xlink:href="mailto:vbob@vbob.com.br" xlink:type="simple">vbob@vbob.com.br</text:a></text:p>
                <text:p text:style-name="P10"/>
                <text:p text:style-name="P10"/>
                <text:p text:style-name="P10"/>
                <text:p text:style-name="P6">Agradecimentos: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2" svg:font-family="'DejaVu Sans'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Noto Sans Devanagari" style:font-family-asian="'Noto Sans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DejaVu Serif" fo:font-family="'DejaVu Serif'" style:font-family-generic="roman" style:font-pitch="variable" fo:font-size="24pt" fo:font-weight="bold" style:font-name-asian="Noto Sans Devanagari" style:font-family-asian="'Noto Sans Devanagari'" style:font-pitch-asian="variable" style:font-size-asian="24pt" style:font-weight-asian="bold" style:font-weight-complex="bold"/>
    </style:style>
    <style:style style:name="Index" style:family="graphic">
      <style:paragraph-properties style:text-autospace="none"/>
      <style:text-properties style:font-name-asian="Noto Sans Devanagari1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1" style:font-family-asian="'Noto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Noto Sans Devanagari1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9:23:08.050254723</meta:creation-date>
    <dc:date>2016-11-06T19:45:52.882232541</dc:date>
    <meta:editing-duration>PT10M35S</meta:editing-duration>
    <meta:editing-cycles>5</meta:editing-cycles>
    <meta:generator>LibreOffice/5.2.2.2.0$Linux_X86_64 LibreOffice_project/20m0$Build-2</meta:generator>
    <meta:document-statistic meta:object-count="50"/>
  </office:meta>
</office:document-meta>
</file>